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oogle Sans Text" svg:font-family="'Google Sans Text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163.9pt"/>
    </style:style>
    <style:style style:name="co3" style:family="table-column">
      <style:table-column-properties fo:break-before="auto" style:column-width="112.51pt"/>
    </style:style>
    <style:style style:name="co4" style:family="table-column">
      <style:table-column-properties fo:break-before="auto" style:column-width="71.55pt"/>
    </style:style>
    <style:style style:name="co5" style:family="table-column">
      <style:table-column-properties fo:break-before="auto" style:column-width="206.31pt"/>
    </style:style>
    <style:style style:name="co6" style:family="table-column">
      <style:table-column-properties fo:break-before="auto" style:column-width="164.61pt"/>
    </style:style>
    <style:style style:name="co7" style:family="table-column">
      <style:table-column-properties fo:break-before="auto" style:column-width="86.85pt"/>
    </style:style>
    <style:style style:name="co8" style:family="table-column">
      <style:table-column-properties fo:break-before="auto" style:column-width="110.44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117.41pt"/>
    </style:style>
    <style:style style:name="co11" style:family="table-column">
      <style:table-column-properties fo:break-before="auto" style:column-width="227.79pt"/>
    </style:style>
    <style:style style:name="co12" style:family="table-column">
      <style:table-column-properties fo:break-before="auto" style:column-width="186.09pt"/>
    </style:style>
    <style:style style:name="co13" style:family="table-column">
      <style:table-column-properties fo:break-before="auto" style:column-width="282.64pt"/>
    </style:style>
    <style:style style:name="co14" style:family="table-column">
      <style:table-column-properties fo:break-before="auto" style:column-width="97.94pt"/>
    </style:style>
    <style:style style:name="co15" style:family="table-column">
      <style:table-column-properties fo:break-before="auto" style:column-width="173.59pt"/>
    </style:style>
    <style:style style:name="co16" style:family="table-column">
      <style:table-column-properties fo:break-before="auto" style:column-width="111.86pt"/>
    </style:style>
    <style:style style:name="co17" style:family="table-column">
      <style:table-column-properties fo:break-before="auto" style:column-width="113.9pt"/>
    </style:style>
    <style:style style:name="co18" style:family="table-column">
      <style:table-column-properties fo:break-before="auto" style:column-width="158.34pt"/>
    </style:style>
    <style:style style:name="co19" style:family="table-column">
      <style:table-column-properties fo:break-before="auto" style:column-width="149.36pt"/>
    </style:style>
    <style:style style:name="co20" style:family="table-column">
      <style:table-column-properties fo:break-before="auto" style:column-width="122.94pt"/>
    </style:style>
    <style:style style:name="co21" style:family="table-column">
      <style:table-column-properties fo:break-before="auto" style:column-width="76.39pt"/>
    </style:style>
    <style:style style:name="co22" style:family="table-column">
      <style:table-column-properties fo:break-before="auto" style:column-width="105.56pt"/>
    </style:style>
    <style:style style:name="co23" style:family="table-column">
      <style:table-column-properties fo:break-before="auto" style:column-width="77.81pt"/>
    </style:style>
    <style:style style:name="co24" style:family="table-column">
      <style:table-column-properties fo:break-before="auto" style:column-width="127.11pt"/>
    </style:style>
    <style:style style:name="co25" style:family="table-column">
      <style:table-column-properties fo:break-before="auto" style:column-width="186.86pt"/>
    </style:style>
    <style:style style:name="co26" style:family="table-column">
      <style:table-column-properties fo:break-before="auto" style:column-width="79.14pt"/>
    </style:style>
    <style:style style:name="co27" style:family="table-column">
      <style:table-column-properties fo:break-before="auto" style:column-width="190.29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27.81pt"/>
    </style:style>
    <style:style style:name="co30" style:family="table-column">
      <style:table-column-properties fo:break-before="auto" style:column-width="27.1pt"/>
    </style:style>
    <style:style style:name="co31" style:family="table-column">
      <style:table-column-properties fo:break-before="auto" style:column-width="136.09pt"/>
    </style:style>
    <style:style style:name="co32" style:family="table-column">
      <style:table-column-properties fo:break-before="auto" style:column-width="75pt"/>
    </style:style>
    <style:style style:name="co33" style:family="table-column">
      <style:table-column-properties fo:break-before="auto" style:column-width="184.05pt"/>
    </style:style>
    <style:style style:name="co34" style:family="table-column">
      <style:table-column-properties fo:break-before="auto" style:column-width="286.84pt"/>
    </style:style>
    <style:style style:name="co35" style:family="table-column">
      <style:table-column-properties fo:break-before="auto" style:column-width="109.05pt"/>
    </style:style>
    <style:style style:name="co36" style:family="table-column">
      <style:table-column-properties fo:break-before="auto" style:column-width="52.81pt"/>
    </style:style>
    <style:style style:name="co37" style:family="table-column">
      <style:table-column-properties fo:break-before="auto" style:column-width="168.04pt"/>
    </style:style>
    <style:style style:name="co38" style:family="table-column">
      <style:table-column-properties fo:break-before="auto" style:column-width="208.35pt"/>
    </style:style>
    <style:style style:name="co39" style:family="table-column">
      <style:table-column-properties fo:break-before="auto" style:column-width="90.99pt"/>
    </style:style>
    <style:style style:name="co40" style:family="table-column">
      <style:table-column-properties fo:break-before="auto" style:column-width="168.75pt"/>
    </style:style>
    <style:style style:name="co41" style:family="table-column">
      <style:table-column-properties fo:break-before="auto" style:column-width="115.31pt"/>
    </style:style>
    <style:style style:name="co42" style:family="table-column">
      <style:table-column-properties fo:break-before="auto" style:column-width="60.46pt"/>
    </style:style>
    <style:style style:name="co43" style:family="table-column">
      <style:table-column-properties fo:break-before="auto" style:column-width="268.04pt"/>
    </style:style>
    <style:style style:name="co44" style:family="table-column">
      <style:table-column-properties fo:break-before="auto" style:column-width="53.49pt"/>
    </style:style>
    <style:style style:name="co45" style:family="table-column">
      <style:table-column-properties fo:break-before="auto" style:column-width="291.71pt"/>
    </style:style>
    <style:style style:name="co46" style:family="table-column">
      <style:table-column-properties fo:break-before="auto" style:column-width="166pt"/>
    </style:style>
    <style:style style:name="co47" style:family="table-column">
      <style:table-column-properties fo:break-before="auto" style:column-width="309.06pt"/>
    </style:style>
    <style:style style:name="co48" style:family="table-column">
      <style:table-column-properties fo:break-before="auto" style:column-width="297.95pt"/>
    </style:style>
    <style:style style:name="co49" style:family="table-column">
      <style:table-column-properties fo:break-before="auto" style:column-width="185.44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Meta_20_Integration_20_for_20_Code_20_Intelligence">
      <style:table-properties table:display="true" style:writing-mode="lr-tb"/>
    </style:style>
    <style:style style:name="ta2" style:family="table" style:master-page-name="PageStyle_5f_Meta_20_Compliance_20_Factors">
      <style:table-properties table:display="true" style:writing-mode="lr-tb"/>
    </style:style>
    <style:style style:name="ta3" style:family="table" style:master-page-name="PageStyle_5f_Integration_20_for_20_Code_20_Intelligence">
      <style:table-properties table:display="true" style:writing-mode="lr-tb"/>
    </style:style>
    <style:style style:name="ta4" style:family="table" style:master-page-name="PageStyle_5f_Total_20_Compliance_20_Industry">
      <style:table-properties table:display="true" style:writing-mode="lr-tb"/>
    </style:style>
    <style:style style:name="ta5" style:family="table" style:master-page-name="PageStyle_5f_Multi-Platform_20_Compliance_20_Checklist">
      <style:table-properties table:display="true" style:writing-mode="lr-tb"/>
    </style:style>
    <style:style style:name="ta6" style:family="table" style:master-page-name="PageStyle_5f_Universal_20_Handshake">
      <style:table-properties table:display="true" style:writing-mode="lr-tb"/>
    </style:style>
    <style:style style:name="ta7" style:family="table" style:master-page-name="PageStyle_5f_Discord_20_Integration_20_Map">
      <style:table-properties table:display="true" style:writing-mode="lr-tb"/>
    </style:style>
    <style:style style:name="ta8" style:family="table" style:master-page-name="PageStyle_5f_Discord_20_Compliance_20_Checklist">
      <style:table-properties table:display="true" style:writing-mode="lr-tb"/>
    </style:style>
    <style:style style:name="ta9" style:family="table" style:master-page-name="PageStyle_5f_Discord_20_SDK_20_Code_20_Intelligence_20_Integration">
      <style:table-properties table:display="true" style:writing-mode="lr-tb"/>
    </style:style>
    <style:style style:name="ta10" style:family="table" style:master-page-name="PageStyle_5f_Sheet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oogle Sans Text" fo:font-size="11pt" fo:font-style="normal" fo:text-shadow="none" style:text-underline-style="none" fo:font-weight="normal" style:font-size-asian="11pt" style:font-style-asian="normal" style:font-weight-asian="normal" style:font-name-complex="Google Sans Text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Google Sans Text" fo:font-size="11pt" fo:font-style="normal" fo:text-shadow="none" style:text-underline-style="none" fo:font-weight="bold" style:font-size-asian="11pt" style:font-style-asian="normal" style:font-weight-asian="bold" style:font-name-complex="Google Sans Text" style:font-size-complex="11pt" style:font-style-complex="normal" style:font-weight-complex="bold"/>
    </style:style>
    <style:style style:name="ce9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Google Sans Text" fo:font-size="11pt" fo:font-style="normal" fo:text-shadow="none" style:text-underline-style="none" fo:font-weight="bold" style:font-size-asian="11pt" style:font-style-asian="normal" style:font-weight-asian="bold" style:font-name-complex="Google Sans Text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284e3f" fo:background-color="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Google Sans Text" fo:font-size="11pt" fo:font-style="normal" fo:text-shadow="none" style:text-underline-style="none" fo:font-weight="normal" style:font-size-asian="11pt" style:font-style-asian="normal" style:font-weight-asian="normal" style:font-name-complex="Google Sans Text" style:font-size-complex="11pt" style:font-style-complex="normal" style:font-weight-complex="normal"/>
    </style:style>
    <style:style style:name="ce13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Google Sans Text" fo:font-size="11pt" fo:font-style="normal" fo:text-shadow="none" style:text-underline-style="none" fo:font-weight="normal" style:font-size-asian="11pt" style:font-style-asian="normal" style:font-weight-asian="normal" style:font-name-complex="Google Sans Text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284e3f" fo:background-color="#f6f8f9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44746" style:text-outline="false" style:text-line-through-style="none" style:text-line-through-type="none" style:font-name="Google Sans Text" fo:font-size="11pt" fo:font-style="normal" fo:text-shadow="none" style:text-underline-style="none" fo:font-weight="normal" style:font-size-asian="11pt" style:font-style-asian="normal" style:font-weight-asian="normal" style:font-name-complex="Google Sans Text" style:font-size-complex="11pt" style:font-style-complex="normal" style:font-weight-complex="normal"/>
    </style:style>
    <style:style style:name="ce16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44746" style:text-outline="false" style:text-line-through-style="none" style:text-line-through-type="none" style:font-name="Google Sans Text" fo:font-size="11pt" fo:font-style="normal" fo:text-shadow="none" style:text-underline-style="none" fo:font-weight="normal" style:font-size-asian="11pt" style:font-style-asian="normal" style:font-weight-asian="normal" style:font-name-complex="Google Sans Text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2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f6f8f9" fo:background-color="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284e3f" fo:background-color="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284e3f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none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f6f8f9" fo:background-color="#f6f8f9" style:diagonal-bl-tr="none" style:diagonal-tl-br="none" style:text-align-source="value-type" style:repeat-content="false" fo:wrap-option="no-wrap" fo:border-left="none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f6f8f9" fo:background-color="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284e3f" fo:background-color="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7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85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0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46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2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3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3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78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37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7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7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47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5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 Integration for Code Intellig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USER ENTRY POINT</text:p>
          </table:table-cell>
          <table:table-cell table:style-name="ce1" office:value-type="string" calcext:value-type="string">
            <text:p>PAGE/API</text:p>
          </table:table-cell>
          <table:table-cell table:style-name="ce1" office:value-type="string" calcext:value-type="string">
            <text:p>FILES TO OPEN / EDIT</text:p>
          </table:table-cell>
          <table:table-cell table:style-name="ce1" office:value-type="string" calcext:value-type="string">
            <text:p>NEW FILES TO CREATE</text:p>
          </table:table-cell>
          <table:table-cell table:style-name="ce1" office:value-type="string" calcext:value-type="string">
            <text:p>DB TOUCH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Column 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ake</text:p>
          </table:table-cell>
          <table:table-cell table:style-name="ce3" office:value-type="string" calcext:value-type="string">
            <text:p>Meta Landing Page</text:p>
          </table:table-cell>
          <table:table-cell table:style-name="ce3" office:value-type="string" calcext:value-type="string">
            <text:p>/meta-compliance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src/app/page.tsx</text:p>
          </table:table-cell>
          <table:table-cell table:style-name="ce3" office:value-type="string" calcext:value-type="string">
            <text:p>src/app/meta/page.tsx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Meta-intent upload UI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Scanner</text:p>
          </table:table-cell>
          <table:table-cell table:style-name="ce3" office:value-type="string" calcext:value-type="string">
            <text:p>Sunset Auditor</text:p>
          </table:table-cell>
          <table:table-cell table:style-name="ce3" office:value-type="string" calcext:value-type="string">
            <text:p>scanWebglBuildZip()</text:p>
          </table:table-cell>
          <table:table-cell table:style-name="ce3" office:value-type="string" calcext:value-type="string">
            <text:p>Lib</text:p>
          </table:table-cell>
          <table:table-cell table:style-name="ce3" office:value-type="string" calcext:value-type="string">
            <text:p>src/lib/scanners/scanWebglBuildZip.ts</text:p>
          </table:table-cell>
          <table:table-cell table:style-name="ce3" office:value-type="string" calcext:value-type="string">
            <text:p>src/lib/scanners/metaCompliance.ts</text:p>
          </table:table-cell>
          <table:table-cell table:style-name="ce3" office:value-type="string" calcext:value-type="string">
            <text:p>scanResult.meta</text:p>
          </table:table-cell>
          <table:table-cell table:style-name="ce3" office:value-type="string" calcext:value-type="string">
            <text:p>2026 Compliance JSON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Patcher</text:p>
          </table:table-cell>
          <table:table-cell table:style-name="ce3" office:value-type="string" calcext:value-type="string">
            <text:p>Zero-Friction Injector</text:p>
          </table:table-cell>
          <table:table-cell table:style-name="ce3" office:value-type="string" calcext:value-type="string">
            <text:p>generateFixPack()</text:p>
          </table:table-cell>
          <table:table-cell table:style-name="ce3" office:value-type="string" calcext:value-type="string">
            <text:p>Lib</text:p>
          </table:table-cell>
          <table:table-cell table:style-name="ce3" office:value-type="string" calcext:value-type="string">
            <text:p>src/lib/fixpack.ts</text:p>
          </table:table-cell>
          <table:table-cell table:style-name="ce3" office:value-type="string" calcext:value-type="string">
            <text:p>src/lib/patches/metaZeroFriction.ts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Compliant Meta ZIP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Overlay</text:p>
          </table:table-cell>
          <table:table-cell table:style-name="ce3" office:value-type="string" calcext:value-type="string">
            <text:p>Diagnostic HUD</text:p>
          </table:table-cell>
          <table:table-cell table:style-name="ce3" office:value-type="string" calcext:value-type="string">
            <text:p>Basic Tier ($145)</text:p>
          </table:table-cell>
          <table:table-cell table:style-name="ce3" office:value-type="string" calcext:value-type="string">
            <text:p>Lib</text:p>
          </table:table-cell>
          <table:table-cell table:style-name="ce3" office:value-type="string" calcext:value-type="string">
            <text:p>src/lib/patches/metaZeroFriction.ts</text:p>
          </table:table-cell>
          <table:table-cell table:style-name="ce6" office:value-type="string" calcext:value-type="string">
            <office:annotation draw:style-name="gr1" draw:text-style-name="P2" svg:width="337.61pt" svg:height="180pt" svg:x="861.34pt" svg:y="119.99pt" draw:caption-point-x="-11.54pt" draw:caption-point-y="-29.71pt">
              <dc:date>2026-02-28T00:00:00</dc:date>
              <text:p text:style-name="P1">(function() {</text:p>
              <text:p text:style-name="P1"><text:s text:c="4"/>const overlay = document.createElement('div');</text:p>
              <text:p text:style-name="P1"><text:s text:c="4"/>overlay.style = "position:fixed;top:0;right:0;width:250px;height:100vh;background:rgba(0,0,0,0.9);color:#ff0000;z-index:9999;padding:15px;font-family:monospace;border-left:2px solid #f00;pointer-events:none;";</text:p>
              <text:p text:style-name="P1"><text:s text:c="4"/>overlay.innerHTML = "&lt;b&gt;⚠️ COMPLIANCE RISK: SEPT 30 SUNSET&lt;/b&gt;&lt;hr&gt;&lt;div id='h5s-logs'&gt;&lt;/div&gt;";</text:p>
              <text:p text:style-name="P1"><text:s text:c="4"/>document.body.appendChild(overlay);</text:p>
              <text:p text:style-name="P1"><text:s text:c="4"/>// Logger implementation hooks into window.FB.api proxy...</text:p>
              <text:p text:style-name="P1">})();</text:p>
              <text:p text:style-name="P1"/>
              <text:p text:style-name="P1"/>
            </office:annotation>
            <text:p>src/lib/scripts/diagnostic-overlay.js</text:p>
          </table:table-cell>
          <table:table-cell table:style-name="ce3" office:value-type="string" calcext:value-type="string">
            <text:p>Build.tier=BASIC</text:p>
          </table:table-cell>
          <table:table-cell table:style-name="ce3" office:value-type="string" calcext:value-type="string">
            <text:p>Live diagnostic link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Report UI</text:p>
          </table:table-cell>
          <table:table-cell table:style-name="ce3" office:value-type="string" calcext:value-type="string">
            <text:p>Risk Benchmark</text:p>
          </table:table-cell>
          <table:table-cell table:style-name="ce3" office:value-type="string" calcext:value-type="string">
            <text:p>/report/[certId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src/app/report/[id]/page.tsx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Build.reportStatus</text:p>
          </table:table-cell>
          <table:table-cell table:style-name="ce3" office:value-type="string" calcext:value-type="string">
            <text:p>Risk visual warnings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Issuance</text:p>
          </table:table-cell>
          <table:table-cell table:style-name="ce3" office:value-type="string" calcext:value-type="string">
            <text:p>Certification Lock</text:p>
          </table:table-cell>
          <table:table-cell table:style-name="ce3" office:value-type="string" calcext:value-type="string">
            <text:p>/api/admin/set-live</text:p>
          </table:table-cell>
          <table:table-cell table:style-name="ce3" office:value-type="string" calcext:value-type="string">
            <text:p>API</text:p>
          </table:table-cell>
          <table:table-cell table:style-name="ce3" office:value-type="string" calcext:value-type="string">
            <text:p>src/app/api/admin/set-live/route.ts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Build.certifiedAt</text:p>
          </table:table-cell>
          <table:table-cell table:style-name="ce3" office:value-type="string" calcext:value-type="string">
            <text:p>WGL-CERT-META ID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The Producer Bridge (JSLIB)</text:p>
          </table:table-cell>
          <table:table-cell table:style-name="ce3" table:number-columns-repeated="4"/>
          <table:table-cell table:style-name="ce3" office:value-type="string" calcext:value-type="string">
            <office:annotation draw:style-name="gr2" draw:text-style-name="P2" svg:width="337.61pt" svg:height="191.23pt" svg:x="861.34pt" svg:y="187.51pt" draw:caption-point-x="-11.54pt" draw:caption-point-y="-29.74pt">
              <dc:date>2026-02-28T00:00:00</dc:date>
              <text:p text:style-name="P1">mergeInto(LibraryManager.library, {</text:p>
              <text:p text:style-name="P1"><text:s text:c="4"/>ReportValueAction: function (actionType, value) {</text:p>
              <text:p text:style-name="P1"><text:s text:c="8"/>FBInstant.setSessionData({ </text:p>
              <text:p text:style-name="P1"><text:s text:c="12"/>last_action: UTF8ToString(actionType), </text:p>
              <text:p text:style-name="P1"><text:s text:c="12"/>val: value,</text:p>
              <text:p text:style-name="P1"><text:s text:c="12"/>timestamp: Date.now()</text:p>
              <text:p text:style-name="P1"><text:s text:c="8"/>});</text:p>
              <text:p text:style-name="P1"><text:s text:c="4"/>}</text:p>
              <text:p text:style-name="P1">});</text:p>
              <text:p text:style-name="P1"/>
              <text:p text:style-name="P1"/>
            </office:annotation>
            <text:p>Assets/Plugins/WebGL/MetaMonetization.jslib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4. Deployment Instructions for the Team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4" office:value-type="string" calcext:value-type="string">
            <text:p>Database Migration: Add platformTarget (Enum: TELEGRAM, META, DISCORD) and complianceScore (Int) to the Build table in schema.prisma.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4" office:value-type="string" calcext:value-type="string">
            <text:p>Modular Logic: Update src/lib/fixpack.ts to call applyMetaPatch() during the generateFixPack process when the Meta platform is selected.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4" office:value-type="string" calcext:value-type="string">
            <text:p>UI Feedback: Add the "September 30 Sunset Countdown" component to the /report/[certId] page to create urgency for legacy builds.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4" office:value-type="string" calcext:value-type="string">
            <text:p>Admin Verification: Implement the "Set Live URL" button in the Admin Browser to finalize certification and generate the numbered WGL-CERT-META-XXXX artifact.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a Compliance Factors" table:style-name="ta2"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1016" table:default-cell-style-name="Default"/>
        <table:table-row table:style-name="ro1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HECK CODE</text:p>
          </table:table-cell>
          <table:table-cell table:style-name="ce7" office:value-type="string" calcext:value-type="string">
            <text:p>SEVERITY</text:p>
          </table:table-cell>
          <table:table-cell table:style-name="ce7" office:value-type="string" calcext:value-type="string">
            <text:p>FAILS WHEN</text:p>
          </table:table-cell>
          <table:table-cell table:style-name="ce7" office:value-type="string" calcext:value-type="string">
            <text:p>DETECTION (WHERE/HOW)</text:p>
          </table:table-cell>
          <table:table-cell table:style-name="ce7" office:value-type="string" calcext:value-type="string">
            <text:p>SCANRESULT JSON PATH</text:p>
          </table:table-cell>
          <table:table-cell table:style-name="ce7" office:value-type="string" calcext:value-type="string">
            <text:p>BLOCKING?</text:p>
          </table:table-cell>
          <table:table-cell table:style-name="ce7" office:value-type="string" calcext:value-type="string">
            <text:p>NOTES / FIX GUIDANCE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DK Integrity</text:p>
          </table:table-cell>
          <table:table-cell table:style-name="ce12" office:value-type="string" calcext:value-type="string">
            <text:p>META_SDK_OUTDATED</text:p>
          </table:table-cell>
          <table:table-cell table:style-name="ce8" office:value-type="string" calcext:value-type="string">
            <text:p>FAIL</text:p>
          </table:table-cell>
          <table:table-cell table:style-name="ce12" office:value-type="string" calcext:value-type="string">
            <text:p>SDK version is &lt; 8.0</text:p>
          </table:table-cell>
          <table:table-cell table:style-name="ce12" office:value-type="string" calcext:value-type="string">
            <text:p>Search index.html for fbinstant.7.x.js</text:p>
          </table:table-cell>
          <table:table-cell table:style-name="ce15" office:value-type="string" calcext:value-type="string">
            <text:p>scanResult.meta.checks.sdk_v8_detected</text:p>
          </table:table-cell>
          <table:table-cell table:style-name="ce8" office:value-type="string" calcext:value-type="string">
            <text:p>YES</text:p>
          </table:table-cell>
          <table:table-cell table:style-name="ce12" office:value-type="string" calcext:value-type="string">
            <text:p>Mandatory upgrade to SDK v8.0 for Sept 30 Sunset compliance.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rivacy Audit</text:p>
          </table:table-cell>
          <table:table-cell table:style-name="ce13" office:value-type="string" calcext:value-type="string">
            <text:p>META_PII_LEAK</text:p>
          </table:table-cell>
          <table:table-cell table:style-name="ce9" office:value-type="string" calcext:value-type="string">
            <text:p>FAIL</text:p>
          </table:table-cell>
          <table:table-cell table:style-name="ce13" office:value-type="string" calcext:value-type="string">
            <text:p>Legacy PII calls detected</text:p>
          </table:table-cell>
          <table:table-cell table:style-name="ce13" office:value-type="string" calcext:value-type="string">
            <text:p>Regex search for .api("/me") or user_friends</text:p>
          </table:table-cell>
          <table:table-cell table:style-name="ce16" office:value-type="string" calcext:value-type="string">
            <text:p>scanResult.meta.blocking.pii_calls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Meta 2026 rules prohibit real names; migrate to Player IDs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onnection</text:p>
          </table:table-cell>
          <table:table-cell table:style-name="ce12" office:value-type="string" calcext:value-type="string">
            <text:p>META_CONN_STANDARD</text:p>
          </table:table-cell>
          <table:table-cell table:style-name="ce8" office:value-type="string" calcext:value-type="string">
            <text:p>FAIL</text:p>
          </table:table-cell>
          <table:table-cell table:style-name="ce12" office:value-type="string" calcext:value-type="string">
            <text:p>Connection experience = "standard"</text:p>
          </table:table-cell>
          <table:table-cell table:style-name="ce12" office:value-type="string" calcext:value-type="string">
            <text:p>Parse fbapp-config.json for connection_experience</text:p>
          </table:table-cell>
          <table:table-cell table:style-name="ce15" office:value-type="string" calcext:value-type="string">
            <text:p>scanResult.meta.checks.zero_perm_conn</text:p>
          </table:table-cell>
          <table:table-cell table:style-name="ce8" office:value-type="string" calcext:value-type="string">
            <text:p>YES</text:p>
          </table:table-cell>
          <table:table-cell table:style-name="ce12" office:value-type="string" calcext:value-type="string">
            <text:p>Terminal risk. Switch to "network_enabled_zero_permissions".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onetization</text:p>
          </table:table-cell>
          <table:table-cell table:style-name="ce13" office:value-type="string" calcext:value-type="string">
            <text:p>META_CMP_MISSING</text:p>
          </table:table-cell>
          <table:table-cell table:style-name="ce9" office:value-type="string" calcext:value-type="string">
            <text:p>WARN</text:p>
          </table:table-cell>
          <table:table-cell table:style-name="ce13" office:value-type="string" calcext:value-type="string">
            <text:p>No CMP Bridge detected</text:p>
          </table:table-cell>
          <table:table-cell table:style-name="ce13" office:value-type="string" calcext:value-type="string">
            <text:p>Scan Assets/Plugins for .jslib bridge</text:p>
          </table:table-cell>
          <table:table-cell table:style-name="ce16" office:value-type="string" calcext:value-type="string">
            <text:p>scanResult.meta.warnings.cmp_bridge</text:p>
          </table:table-cell>
          <table:table-cell table:style-name="ce9" office:value-type="string" calcext:value-type="string">
            <text:p>NO</text:p>
          </table:table-cell>
          <table:table-cell table:style-name="ce13" office:value-type="string" calcext:value-type="string">
            <text:p>Required for Producer Level payouts. Inject MetaCommerce.jslib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X/Performance</text:p>
          </table:table-cell>
          <table:table-cell table:style-name="ce12" office:value-type="string" calcext:value-type="string">
            <text:p>META_LOAD_FRICTION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Load time &gt; 2.0s</text:p>
          </table:table-cell>
          <table:table-cell table:style-name="ce12" office:value-type="string" calcext:value-type="string">
            <text:p>ZIP size vs. compressed texture heuristic</text:p>
          </table:table-cell>
          <table:table-cell table:style-name="ce15" office:value-type="string" calcext:value-type="string">
            <text:p>scanResult.meta.metrics.load_time</text:p>
          </table:table-cell>
          <table:table-cell table:style-name="ce8" office:value-type="string" calcext:value-type="string">
            <text:p>NO</text:p>
          </table:table-cell>
          <table:table-cell table:style-name="ce12" office:value-type="string" calcext:value-type="string">
            <text:p>Meta algorithm penalizes slow starts. Use Unity Addressables.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7"/>
          <table:table-cell table:number-columns-repeated="1016"/>
        </table:table-row>
        <table:table-row table:style-name="ro3" table:number-rows-repeated="993">
          <table:table-cell table:style-name="ce11" table:number-columns-repeated="8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gration for Code Intelligence" table:style-name="ta3">
        <table:table-column table:style-name="co9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USER ENTRY POINT</text:p>
          </table:table-cell>
          <table:table-cell table:style-name="ce1" office:value-type="string" calcext:value-type="string">
            <text:p>PAGE/API</text:p>
          </table:table-cell>
          <table:table-cell table:style-name="ce1" office:value-type="string" calcext:value-type="string">
            <text:p>FILES TO OPEN / EDIT</text:p>
          </table:table-cell>
          <table:table-cell table:style-name="ce1" office:value-type="string" calcext:value-type="string">
            <text:p>NEW FILES TO CREATE</text:p>
          </table:table-cell>
          <table:table-cell table:style-name="ce1" office:value-type="string" calcext:value-type="string">
            <text:p>DB TOUCH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Column 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ake</text:p>
          </table:table-cell>
          <table:table-cell table:style-name="ce17" office:value-type="string" calcext:value-type="string">
            <text:p>Handshake Recovery (Meta Initialization)</text:p>
          </table:table-cell>
          <table:table-cell table:style-name="ce18" table:number-columns-repeated="3"/>
          <table:table-cell table:style-name="ce17" office:value-type="string" calcext:value-type="string">
            <office:annotation draw:style-name="gr3" draw:text-style-name="P2" svg:width="337.58pt" svg:height="310.51pt" svg:x="701.6pt" svg:y="52.5pt" draw:caption-point-x="-11.54pt" draw:caption-point-y="-29.74pt">
              <dc:date>2026-02-28T00:00:00</dc:date>
              <text:p text:style-name="P1">(function() {</text:p>
              <text:p text:style-name="P1"><text:s text:c="4"/>window.FB_INSTANT_READY = false;</text:p>
              <text:p text:style-name="P1"><text:s text:c="4"/>var script = document.createElement('script');</text:p>
              <text:p text:style-name="P1"><text:s text:c="4"/>script.src = "https://connect.facebook.net/en_US/fbinstant.8.0.js";</text:p>
              <text:p text:style-name="P1"><text:s text:c="4"/>script.onload = function() {</text:p>
              <text:p text:style-name="P1"><text:s text:c="8"/>FBInstant.initializeAsync().then(function() {</text:p>
              <text:p text:style-name="P1"><text:s text:c="12"/>window.FB_INSTANT_READY = true;</text:p>
              <text:p text:style-name="P1"><text:s text:c="12"/>FBInstant.setLoadingProgress(100);</text:p>
              <text:p text:style-name="P1"><text:s text:c="12"/>console.log("HTML5STUDIO: Zero-Friction Handshake Verified.");</text:p>
              <text:p text:style-name="P1"><text:s text:c="8"/>});</text:p>
              <text:p text:style-name="P1"><text:s text:c="4"/>};</text:p>
              <text:p text:style-name="P1"><text:s text:c="4"/>document.head.appendChild(script);</text:p>
              <text:p text:style-name="P1">})();</text:p>
              <text:p text:style-name="P1"/>
              <text:p text:style-name="P1"/>
              <text:p text:style-name="P1"/>
            </office:annotation>
            <text:p>src/lib/scripts/fb-init-v8.js</text:p>
          </table:table-cell>
          <table:table-cell table:style-name="ce18"/>
          <table:table-cell table:style-name="ce19" office:value-type="string" calcext:value-type="string">
            <text:p>Ensures SDK readiness before Unity execution.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2" office:value-type="string" calcext:value-type="string">
            <text:p>Scanner</text:p>
          </table:table-cell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Patcher</text:p>
          </table:table-cell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Overlay</text:p>
          </table:table-cell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Report UI</text:p>
          </table:table-cell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Issuance</text:p>
          </table:table-cell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 Compliance Industry" table:style-name="ta4"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1">
          <table:table-cell table:style-name="ce20" office:value-type="string" calcext:value-type="string">
            <text:p>AREA</text:p>
          </table:table-cell>
          <table:table-cell table:style-name="ce20" office:value-type="string" calcext:value-type="string">
            <text:p>FEATURE</text:p>
          </table:table-cell>
          <table:table-cell table:style-name="ce20" office:value-type="string" calcext:value-type="string">
            <text:p>PLATFORM TARGET</text:p>
          </table:table-cell>
          <table:table-cell table:style-name="ce20" office:value-type="string" calcext:value-type="string">
            <text:p>FILES TO OPEN / EDIT</text:p>
          </table:table-cell>
          <table:table-cell table:style-name="ce20" office:value-type="string" calcext:value-type="string">
            <text:p>NEW FILES TO CREATE</text:p>
          </table:table-cell>
          <table:table-cell table:style-name="ce20" office:value-type="string" calcext:value-type="string">
            <text:p>DB TOUCH</text:p>
          </table:table-cell>
          <table:table-cell table:style-name="ce20" office:value-type="string" calcext:value-type="string">
            <text:p>OUTPUT</text:p>
          </table:table-cell>
          <table:table-cell table:style-name="ce20" office:value-type="string" calcext:value-type="string">
            <text:p>Column 1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Intake</text:p>
          </table:table-cell>
          <table:table-cell table:style-name="ce6" office:value-type="string" calcext:value-type="string">
            <text:p>High-Traffic Landing</text:p>
          </table:table-cell>
          <table:table-cell table:style-name="ce21" office:value-type="string" calcext:value-type="string">
            <text:p>YouTube / TikTok</text:p>
          </table:table-cell>
          <table:table-cell table:style-name="ce6" office:value-type="string" calcext:value-type="string">
            <text:p>src/app/page.tsx</text:p>
          </table:table-cell>
          <table:table-cell table:style-name="ce6" office:value-type="string" calcext:value-type="string">
            <text:p>src/app/instant/page.tsx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stant-intent upload UI</text:p>
          </table:table-cell>
          <table:table-cell table:style-name="ce32"/>
          <table:table-cell table:number-columns-repeated="1016"/>
        </table:table-row>
        <table:table-row table:style-name="ro1">
          <table:table-cell table:style-name="ce22" office:value-type="string" calcext:value-type="string">
            <text:p>Scanner</text:p>
          </table:table-cell>
          <table:table-cell table:style-name="ce27" office:value-type="string" calcext:value-type="string">
            <text:p>Bundle Shrink Audit</text:p>
          </table:table-cell>
          <table:table-cell table:style-name="ce22" office:value-type="string" calcext:value-type="string">
            <text:p>YouTube Playables</text:p>
          </table:table-cell>
          <table:table-cell table:style-name="ce27" office:value-type="string" calcext:value-type="string">
            <text:p>src/lib/scanners/scanWebgl.ts</text:p>
          </table:table-cell>
          <table:table-cell table:style-name="ce27" office:value-type="string" calcext:value-type="string">
            <text:p>src/lib/scanners/bundleAudit.ts</text:p>
          </table:table-cell>
          <table:table-cell table:style-name="ce27" office:value-type="string" calcext:value-type="string">
            <text:p>scanResult.bundle</text:p>
          </table:table-cell>
          <table:table-cell table:style-name="ce27" office:value-type="string" calcext:value-type="string">
            <text:p>JSON load-size breakdown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1" office:value-type="string" calcext:value-type="string">
            <text:p>Patcher</text:p>
          </table:table-cell>
          <table:table-cell table:style-name="ce6" office:value-type="string" calcext:value-type="string">
            <text:p>TikTok Bridge Injector</text:p>
          </table:table-cell>
          <table:table-cell table:style-name="ce21" office:value-type="string" calcext:value-type="string">
            <text:p>TikTok Games</text:p>
          </table:table-cell>
          <table:table-cell table:style-name="ce6" office:value-type="string" calcext:value-type="string">
            <text:p>src/lib/fixpack.ts</text:p>
          </table:table-cell>
          <table:table-cell table:style-name="ce6" office:value-type="string" calcext:value-type="string">
            <text:p>src/lib/patches/tiktokBridge.ts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Compliant TikTok ZIP</text:p>
          </table:table-cell>
          <table:table-cell table:style-name="ce32"/>
          <table:table-cell table:number-columns-repeated="1016"/>
        </table:table-row>
        <table:table-row table:style-name="ro1">
          <table:table-cell table:style-name="ce22" office:value-type="string" calcext:value-type="string">
            <text:p>Patcher</text:p>
          </table:table-cell>
          <table:table-cell table:style-name="ce27" office:value-type="string" calcext:value-type="string">
            <text:p>LinkedIn Security Seal</text:p>
          </table:table-cell>
          <table:table-cell table:style-name="ce22" office:value-type="string" calcext:value-type="string">
            <text:p>LinkedIn Games</text:p>
          </table:table-cell>
          <table:table-cell table:style-name="ce27" office:value-type="string" calcext:value-type="string">
            <text:p>src/lib/fixpack.ts</text:p>
          </table:table-cell>
          <table:table-cell table:style-name="ce27" office:value-type="string" calcext:value-type="string">
            <text:p>src/lib/patches/linkedinSecure.ts</text:p>
          </table:table-cell>
          <table:table-cell table:style-name="ce27" office:value-type="string" calcext:value-type="string">
            <text:p>Build.isB2B=true</text:p>
          </table:table-cell>
          <table:table-cell table:style-name="ce27" office:value-type="string" calcext:value-type="string">
            <text:p>Zero-PII Corporate Build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1" office:value-type="string" calcext:value-type="string">
            <text:p>Overlay</text:p>
          </table:table-cell>
          <table:table-cell table:style-name="ce6" office:value-type="string" calcext:value-type="string">
            <text:p>Performance HUD</text:p>
          </table:table-cell>
          <table:table-cell table:style-name="ce21" office:value-type="string" calcext:value-type="string">
            <text:p>All (Basic Tier)</text:p>
          </table:table-cell>
          <table:table-cell table:style-name="ce6" office:value-type="string" calcext:value-type="string">
            <text:p>src/lib/fixpack.ts</text:p>
          </table:table-cell>
          <table:table-cell table:style-name="ce6" office:value-type="string" calcext:value-type="string">
            <text:p>src/lib/scripts/perf-overlay.js</text:p>
          </table:table-cell>
          <table:table-cell table:style-name="ce6" office:value-type="string" calcext:value-type="string">
            <text:p>Build.tier=BASIC</text:p>
          </table:table-cell>
          <table:table-cell table:style-name="ce6" office:value-type="string" calcext:value-type="string">
            <text:p>Live load-timer on mobile</text:p>
          </table:table-cell>
          <table:table-cell table:style-name="ce32"/>
          <table:table-cell table:number-columns-repeated="1016"/>
        </table:table-row>
        <table:table-row table:style-name="ro1">
          <table:table-cell table:style-name="ce22" office:value-type="string" calcext:value-type="string">
            <text:p>Issuance</text:p>
          </table:table-cell>
          <table:table-cell table:style-name="ce27" office:value-type="string" calcext:value-type="string">
            <text:p>Enterprise Cert</text:p>
          </table:table-cell>
          <table:table-cell table:style-name="ce22" office:value-type="string" calcext:value-type="string">
            <text:p>All</text:p>
          </table:table-cell>
          <table:table-cell table:style-name="ce27" office:value-type="string" calcext:value-type="string">
            <text:p>src/app/api/admin/set-live/route.ts</text:p>
          </table:table-cell>
          <table:table-cell table:style-name="ce27" office:value-type="string" calcext:value-type="string">
            <text:p>None</text:p>
          </table:table-cell>
          <table:table-cell table:style-name="ce27" office:value-type="string" calcext:value-type="string">
            <text:p>Build.certifiedAt</text:p>
          </table:table-cell>
          <table:table-cell table:style-name="ce27" office:value-type="string" calcext:value-type="string">
            <text:p>WGL-CERT-ENT-XXXX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3"/>
          <table:table-cell table:style-name="ce28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5"/>
          <table:table-cell table:style-name="ce30" table:number-columns-repeated="6"/>
          <table:table-cell table:style-name="ce34"/>
          <table:table-cell table:number-columns-repeated="1016"/>
        </table:table-row>
        <table:table-row table:style-name="ro1">
          <table:table-cell table:style-name="ce24"/>
          <table:table-cell table:style-name="ce29" table:number-columns-repeated="6"/>
          <table:table-cell table:style-name="ce35"/>
          <table:table-cell table:number-columns-repeated="1016"/>
        </table:table-row>
        <table:table-row table:style-name="ro1">
          <table:table-cell table:style-name="ce26"/>
          <table:table-cell table:style-name="ce31" table:number-columns-repeated="6"/>
          <table:table-cell table:style-name="ce36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lti-Platform Compliance Checklist" table:style-name="ta5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1017" table:default-cell-style-name="Default"/>
        <table:table-row table:style-name="ro1">
          <table:table-cell table:style-name="ce20" office:value-type="string" calcext:value-type="string">
            <text:p>CATEGORY</text:p>
          </table:table-cell>
          <table:table-cell table:style-name="ce20" office:value-type="string" calcext:value-type="string">
            <text:p>CHECK CODE</text:p>
          </table:table-cell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FAILS WHEN</text:p>
          </table:table-cell>
          <table:table-cell table:style-name="ce20" office:value-type="string" calcext:value-type="string">
            <text:p>DETECTION METHOD</text:p>
          </table:table-cell>
          <table:table-cell table:style-name="ce20" office:value-type="string" calcext:value-type="string">
            <text:p>BLOCKING?</text:p>
          </table:table-cell>
          <table:table-cell table:style-name="ce20" office:value-type="string" calcext:value-type="string">
            <text:p>FIX GUIDANCE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Payload</text:p>
          </table:table-cell>
          <table:table-cell table:style-name="ce6" office:value-type="string" calcext:value-type="string">
            <text:p>BUNDLE_TOO_HEAVY</text:p>
          </table:table-cell>
          <table:table-cell table:style-name="ce21" office:value-type="string" calcext:value-type="string">
            <text:p>YouTube</text:p>
          </table:table-cell>
          <table:table-cell table:style-name="ce6" office:value-type="string" calcext:value-type="string">
            <text:p>Initial load &gt; 15MB</text:p>
          </table:table-cell>
          <table:table-cell table:style-name="ce6" office:value-type="string" calcext:value-type="string">
            <text:p>Sum of Build/ folder root files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Mandatory Addressable Asset refactor.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ecurity</text:p>
          </table:table-cell>
          <table:table-cell table:style-name="ce27" office:value-type="string" calcext:value-type="string">
            <text:p>ABSOLUTE_PATH_ERR</text:p>
          </table:table-cell>
          <table:table-cell table:style-name="ce22" office:value-type="string" calcext:value-type="string">
            <text:p>YouTube</text:p>
          </table:table-cell>
          <table:table-cell table:style-name="ce27" office:value-type="string" calcext:value-type="string">
            <text:p>Absolute URLs found</text:p>
          </table:table-cell>
          <table:table-cell table:style-name="ce27" office:value-type="string" calcext:value-type="string">
            <text:p>Regex: http(s)?:// in JS binaries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Replace with relative paths for Playables.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Privacy</text:p>
          </table:table-cell>
          <table:table-cell table:style-name="ce6" office:value-type="string" calcext:value-type="string">
            <text:p>LI_PII_VIOLATION</text:p>
          </table:table-cell>
          <table:table-cell table:style-name="ce21" office:value-type="string" calcext:value-type="string">
            <text:p>LinkedIn</text:p>
          </table:table-cell>
          <table:table-cell table:style-name="ce6" office:value-type="string" calcext:value-type="string">
            <text:p>Unconsented Pixel detected</text:p>
          </table:table-cell>
          <table:table-cell table:style-name="ce6" office:value-type="string" calcext:value-type="string">
            <text:p>Search index.html for LinkedIn Pixe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Wrap in "Zero-Permissions" consent bridge.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UX</text:p>
          </table:table-cell>
          <table:table-cell table:style-name="ce27" office:value-type="string" calcext:value-type="string">
            <text:p>TT_TOUCH_LAG</text:p>
          </table:table-cell>
          <table:table-cell table:style-name="ce22" office:value-type="string" calcext:value-type="string">
            <text:p>TikTok</text:p>
          </table:table-cell>
          <table:table-cell table:style-name="ce27" office:value-type="string" calcext:value-type="string">
            <text:p>No touch-action set</text:p>
          </table:table-cell>
          <table:table-cell table:style-name="ce27" office:value-type="string" calcext:value-type="string">
            <text:p>CSS scan for canvas { touch-action: none }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TikTok swipe-to-exit will break gameplay.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Memory</text:p>
          </table:table-cell>
          <table:table-cell table:style-name="ce6" office:value-type="string" calcext:value-type="string">
            <text:p>IOS_HEAP_LIMIT</text:p>
          </table:table-cell>
          <table:table-cell table:style-name="ce21" office:value-type="string" calcext:value-type="string">
            <text:p>All Mobile</text:p>
          </table:table-cell>
          <table:table-cell table:style-name="ce6" office:value-type="string" calcext:value-type="string">
            <text:p>Heap size &gt; 512MB</text:p>
          </table:table-cell>
          <table:table-cell table:style-name="ce6" office:value-type="string" calcext:value-type="string">
            <text:p>Parse UnityLoader.js config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Mandatory memory-cap for Safari stability.</text:p>
          </table:table-cell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1">
          <table:table-cell table:style-name="ce37" table:number-columns-repeated="7"/>
          <table:table-cell table:number-columns-repeated="1017"/>
        </table:table-row>
        <table:table-row table:style-name="ro1">
          <table:table-cell table:style-name="ce38" table:number-columns-repeated="7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versal Handshake" table:style-name="ta6">
        <table:table-column table:style-name="co8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USER ENTRY POINT</text:p>
          </table:table-cell>
          <table:table-cell table:style-name="ce1" office:value-type="string" calcext:value-type="string">
            <text:p>PAGE/API</text:p>
          </table:table-cell>
          <table:table-cell table:style-name="ce1" office:value-type="string" calcext:value-type="string">
            <text:p>FILES TO OPEN / EDIT</text:p>
          </table:table-cell>
          <table:table-cell table:style-name="ce1" office:value-type="string" calcext:value-type="string">
            <text:p>NEW FILES TO CREATE</text:p>
          </table:table-cell>
          <table:table-cell table:style-name="ce1" office:value-type="string" calcext:value-type="string">
            <text:p>DB TOUCH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Column 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ake</text:p>
          </table:table-cell>
          <table:table-cell table:style-name="ce40" office:value-type="string" calcext:value-type="string">
            <text:p>The "Universal Handshake"</text:p>
          </table:table-cell>
          <table:table-cell table:style-name="ce3" table:number-columns-repeated="3"/>
          <table:table-cell table:style-name="ce40" office:value-type="string" calcext:value-type="string">
            <office:annotation draw:style-name="gr4" draw:text-style-name="P2" svg:width="616.05pt" svg:height="452.24pt" svg:x="475.94pt" svg:y="52.5pt" draw:caption-point-x="-11.54pt" draw:caption-point-y="-29.74pt">
              <dc:date>2026-02-28T00:00:00</dc:date>
              <text:p text:style-name="P1">/**</text:p>
              <text:p text:style-name="P1"><text:s/>* HTML5STUDIO Universal Handshake Recovery</text:p>
              <text:p text:style-name="P1"><text:s/>* Autodetects Environment: YouTube, TikTok, or General Web</text:p>
              <text:p text:style-name="P1"><text:s/>*/</text:p>
              <text:p text:style-name="P1">(function() {</text:p>
              <text:p text:style-name="P1"><text:s text:c="4"/>const ua = navigator.userAgent.toLowerCase();</text:p>
              <text:p text:style-name="P1"><text:s text:c="4"/>const env = ua.includes('youtube') ? 'YOUTUBE' : (ua.includes('tiktok') ? 'TIKTOK' : 'WEB');</text:p>
              <text:p text:style-name="P1"/>
              <text:p text:style-name="P1"><text:s text:c="4"/>console.log(`HTML5STUDIO: Detected ${env} Environment.`);</text:p>
              <text:p text:style-name="P1"/>
              <text:p text:style-name="P1"><text:s text:c="4"/>if (env === 'YOUTUBE') {</text:p>
              <text:p text:style-name="P1"><text:s text:c="8"/>// YouTube Playables SDK 2026 Ready</text:p>
              <text:p text:style-name="P1"><text:s text:c="8"/>window.ytGame.ready().then(() =&gt; {</text:p>
              <text:p text:style-name="P1"><text:s text:c="12"/>console.log("YouTube Playable Ready.");</text:p>
              <text:p text:style-name="P1"><text:s text:c="12"/>window.ytGame.gameReady();</text:p>
              <text:p text:style-name="P1"><text:s text:c="8"/>});</text:p>
              <text:p text:style-name="P1"><text:s text:c="4"/>} else if (env === 'TIKTOK') {</text:p>
              <text:p text:style-name="P1"><text:s text:c="8"/>// TikTok Bridge Logic</text:p>
              <text:p text:style-name="P1"><text:s text:c="8"/>tt.onShow(() =&gt; console.log("TikTok Session Resumed."));</text:p>
              <text:p text:style-name="P1"><text:s text:c="4"/>}</text:p>
              <text:p text:style-name="P1"><text:s text:c="4"/>// Generic mobile safe-area fallback for all builds</text:p>
              <text:p text:style-name="P1"><text:s text:c="4"/>document.body.style.paddingTop = 'env(safe-area-inset-top)';</text:p>
              <text:p text:style-name="P1">})();</text:p>
              <text:p text:style-name="P1"/>
              <text:p text:style-name="P1"/>
            </office:annotation>
            <text:p>src/lib/scripts/universal-init.js</text:p>
          </table:table-cell>
          <table:table-cell table:style-name="ce3"/>
          <table:table-cell table:style-name="ce17" office:value-type="string" calcext:value-type="string">
            <text:p>A single entry point that detects the platform environment and runs the correct handshake logic.</text:p>
          </table:table-cell>
          <table:table-cell table:style-name="ce41" office:value-type="string" calcext:value-type="string">
            <text:p>System Integration Checklist (The Final Production Path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canner</text:p>
          </table:table-cell>
          <table:table-cell table:style-name="ce3" table:number-columns-repeated="7"/>
          <table:table-cell table:style-name="ce41"/>
          <table:table-cell table:number-columns-repeated="1015"/>
        </table:table-row>
        <table:table-row table:style-name="ro1">
          <table:table-cell table:style-name="ce2" office:value-type="string" calcext:value-type="string">
            <text:p>Patcher</text:p>
          </table:table-cell>
          <table:table-cell table:style-name="ce3" table:number-columns-repeated="7"/>
          <table:table-cell table:style-name="ce41" office:value-type="string" calcext:value-type="string">
            <text:p>Global Platform Enum: Update the PlatformType in schema.prisma to include YOUTUBE, TIKTOK, and LINKEDIN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lay</text:p>
          </table:table-cell>
          <table:table-cell table:style-name="ce3" table:number-columns-repeated="7"/>
          <table:table-cell table:style-name="ce41"/>
          <table:table-cell table:number-columns-repeated="1015"/>
        </table:table-row>
        <table:table-row table:style-name="ro1">
          <table:table-cell table:style-name="ce2" office:value-type="string" calcext:value-type="string">
            <text:p>Report UI</text:p>
          </table:table-cell>
          <table:table-cell table:style-name="ce3" table:number-columns-repeated="7"/>
          <table:table-cell table:style-name="ce41" office:value-type="string" calcext:value-type="string">
            <text:p>Asset Logic: Update generator.ts to include a "Bundle Analyzer"—if the target is YouTube, it automatically flags any individual file over 30MB as a "Certification Blocker.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ssuance</text:p>
          </table:table-cell>
          <table:table-cell table:style-name="ce3" table:number-columns-repeated="7"/>
          <table:table-cell table:style-name="ce41"/>
          <table:table-cell table:number-columns-repeated="1015"/>
        </table:table-row>
        <table:table-row table:style-name="ro1">
          <table:table-cell table:style-name="ce3" table:number-columns-repeated="8"/>
          <table:table-cell table:style-name="ce41" office:value-type="string" calcext:value-type="string">
            <text:p>Revenue Shift: The $1,250 Producer Level now includes "Cross-Platform Certification." For a one-time fee, you provide a single "Super-Build" that is certified for Meta, YouTube, and TikTok simultaneously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39"/>
          <table:table-cell table:style-name="ce11" table:number-columns-repeated="14"/>
          <table:table-cell table:number-columns-repeated="1009"/>
        </table:table-row>
        <table:table-row table:style-name="ro3">
          <table:table-cell table:style-name="ce4"/>
          <table:table-cell table:style-name="ce11" table:number-columns-repeated="14"/>
          <table:table-cell table:number-columns-repeated="1009"/>
        </table:table-row>
        <table:table-row table:style-name="ro3">
          <table:table-cell table:style-name="ce4"/>
          <table:table-cell table:style-name="ce11" table:number-columns-repeated="14"/>
          <table:table-cell table:number-columns-repeated="1009"/>
        </table:table-row>
        <table:table-row table:style-name="ro3">
          <table:table-cell table:style-name="ce4"/>
          <table:table-cell table:style-name="ce11" table:number-columns-repeated="14"/>
          <table:table-cell table:number-columns-repeated="1009"/>
        </table:table-row>
        <table:table-row table:style-name="ro3">
          <table:table-cell table:style-name="ce4"/>
          <table:table-cell table:style-name="ce11" table:number-columns-repeated="14"/>
          <table:table-cell table:number-columns-repeated="1009"/>
        </table:table-row>
        <table:table-row table:style-name="ro3">
          <table:table-cell table:style-name="ce4"/>
          <table:table-cell table:style-name="ce11" table:number-columns-repeated="14"/>
          <table:table-cell table:number-columns-repeated="1009"/>
        </table:table-row>
        <table:table-row table:style-name="ro3">
          <table:table-cell table:style-name="ce4"/>
          <table:table-cell table:style-name="ce11" table:number-columns-repeated="14"/>
          <table:table-cell table:number-columns-repeated="100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cord Integration Map" table:style-name="ta7">
        <table:table-column table:style-name="co10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number-columns-repeated="1016" table:default-cell-style-name="Default"/>
        <table:table-row table:style-name="ro1">
          <table:table-cell table:style-name="ce42" office:value-type="string" calcext:value-type="string">
            <text:p>AREA</text:p>
          </table:table-cell>
          <table:table-cell table:style-name="ce42" office:value-type="string" calcext:value-type="string">
            <text:p>FEATURE</text:p>
          </table:table-cell>
          <table:table-cell table:style-name="ce42" office:value-type="string" calcext:value-type="string">
            <text:p>USER ENTRY POINT</text:p>
          </table:table-cell>
          <table:table-cell table:style-name="ce42" office:value-type="string" calcext:value-type="string">
            <text:p>PAGE/API</text:p>
          </table:table-cell>
          <table:table-cell table:style-name="ce42" office:value-type="string" calcext:value-type="string">
            <text:p>FILES TO OPEN / EDIT</text:p>
          </table:table-cell>
          <table:table-cell table:style-name="ce42" office:value-type="string" calcext:value-type="string">
            <text:p>NEW FILES TO CREATE</text:p>
          </table:table-cell>
          <table:table-cell table:style-name="ce42" office:value-type="string" calcext:value-type="string">
            <text:p>DB TOUCH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Column 1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Intake</text:p>
          </table:table-cell>
          <table:table-cell table:style-name="ce45" office:value-type="string" calcext:value-type="string">
            <text:p>Permission Split Audit</text:p>
          </table:table-cell>
          <table:table-cell table:style-name="ce45" office:value-type="string" calcext:value-type="string">
            <text:p>/discord-compliance</text:p>
          </table:table-cell>
          <table:table-cell table:style-name="ce45" office:value-type="string" calcext:value-type="string">
            <text:p>Page</text:p>
          </table:table-cell>
          <table:table-cell table:style-name="ce45" office:value-type="string" calcext:value-type="string">
            <text:p>src/app/page.tsx</text:p>
          </table:table-cell>
          <table:table-cell table:style-name="ce45" office:value-type="string" calcext:value-type="string">
            <text:p>src/app/discord/page.tsx</text:p>
          </table:table-cell>
          <table:table-cell table:style-name="ce45" office:value-type="string" calcext:value-type="string">
            <text:p>None</text:p>
          </table:table-cell>
          <table:table-cell table:style-name="ce45" office:value-type="string" calcext:value-type="string">
            <text:p>Discord-intent upload UI</text:p>
          </table:table-cell>
          <table:table-cell table:style-name="ce45"/>
          <table:table-cell table:number-columns-repeated="1015"/>
        </table:table-row>
        <table:table-row table:style-name="ro1">
          <table:table-cell table:style-name="ce43" office:value-type="string" calcext:value-type="string">
            <text:p>Scanner</text:p>
          </table:table-cell>
          <table:table-cell table:style-name="ce45" office:value-type="string" calcext:value-type="string">
            <text:p>Granular Scope Auditor</text:p>
          </table:table-cell>
          <table:table-cell table:style-name="ce45" office:value-type="string" calcext:value-type="string">
            <text:p>scanWebglBuildZip()</text:p>
          </table:table-cell>
          <table:table-cell table:style-name="ce45" office:value-type="string" calcext:value-type="string">
            <text:p>Lib</text:p>
          </table:table-cell>
          <table:table-cell table:style-name="ce45" office:value-type="string" calcext:value-type="string">
            <text:p>src/lib/scanners/scanWebglBuildZip.ts</text:p>
          </table:table-cell>
          <table:table-cell table:style-name="ce45" office:value-type="string" calcext:value-type="string">
            <office:annotation draw:style-name="gr5" draw:text-style-name="P2" svg:width="400.03pt" svg:height="108pt" svg:x="780.8pt" svg:y="75pt" draw:caption-point-x="-11.54pt" draw:caption-point-y="-29.74pt">
              <dc:date>2026-02-28T00:00:00</dc:date>
              <text:p text:style-name="P1">Deployment Checklist for the Team</text:p>
              <text:p text:style-name="P1">Open src/lib/scanners/discordAudit.ts: Implement the regex that flags legacy MANAGE_MESSAGES or MANAGE_GUILD scopes as FAILING.</text:p>
              <text:p text:style-name="P1"/>
              <text:p text:style-name="P1"/>
            </office:annotation>
            <text:p>src/lib/scanners/discordAudit.ts</text:p>
          </table:table-cell>
          <table:table-cell table:style-name="ce45" office:value-type="string" calcext:value-type="string">
            <text:p>scanResult.discord</text:p>
          </table:table-cell>
          <table:table-cell table:style-name="ce45" office:value-type="string" calcext:value-type="string">
            <text:p>Granular Scope JSON</text:p>
          </table:table-cell>
          <table:table-cell table:style-name="ce45"/>
          <table:table-cell table:number-columns-repeated="1015"/>
        </table:table-row>
        <table:table-row table:style-name="ro1">
          <table:table-cell table:style-name="ce43" office:value-type="string" calcext:value-type="string">
            <text:p>Patcher</text:p>
          </table:table-cell>
          <table:table-cell table:style-name="ce45" office:value-type="string" calcext:value-type="string">
            <text:p>Social SDK 1.8 Injector</text:p>
          </table:table-cell>
          <table:table-cell table:style-name="ce45" office:value-type="string" calcext:value-type="string">
            <text:p>generateFixPack()</text:p>
          </table:table-cell>
          <table:table-cell table:style-name="ce45" office:value-type="string" calcext:value-type="string">
            <text:p>Lib</text:p>
          </table:table-cell>
          <table:table-cell table:style-name="ce45" office:value-type="string" calcext:value-type="string">
            <text:p>src/lib/fixpack.ts</text:p>
          </table:table-cell>
          <table:table-cell table:style-name="ce45" office:value-type="string" calcext:value-type="string">
            <text:p>src/lib/patches/discordSocial.ts</text:p>
          </table:table-cell>
          <table:table-cell table:style-name="ce45" office:value-type="string" calcext:value-type="string">
            <text:p>None</text:p>
          </table:table-cell>
          <table:table-cell table:style-name="ce45" office:value-type="string" calcext:value-type="string">
            <text:p>Social SDK 1.8 Ready ZIP</text:p>
          </table:table-cell>
          <table:table-cell table:style-name="ce45"/>
          <table:table-cell table:number-columns-repeated="1015"/>
        </table:table-row>
        <table:table-row table:style-name="ro1">
          <table:table-cell table:style-name="ce43" office:value-type="string" calcext:value-type="string">
            <text:p>Overlay</text:p>
          </table:table-cell>
          <table:table-cell table:style-name="ce45" office:value-type="string" calcext:value-type="string">
            <text:p>Permission HUD</text:p>
          </table:table-cell>
          <table:table-cell table:style-name="ce45" office:value-type="string" calcext:value-type="string">
            <text:p>Basic Tier ($145)</text:p>
          </table:table-cell>
          <table:table-cell table:style-name="ce45" office:value-type="string" calcext:value-type="string">
            <text:p>Lib</text:p>
          </table:table-cell>
          <table:table-cell table:style-name="ce45" office:value-type="string" calcext:value-type="string">
            <text:p>src/lib/patches/discordSocial.ts</text:p>
          </table:table-cell>
          <table:table-cell table:style-name="ce45" office:value-type="string" calcext:value-type="string">
            <text:p>src/lib/scripts/discord-hud.js</text:p>
          </table:table-cell>
          <table:table-cell table:style-name="ce45" office:value-type="string" calcext:value-type="string">
            <text:p>Build.tier=BASIC</text:p>
          </table:table-cell>
          <table:table-cell table:style-name="ce45" office:value-type="string" calcext:value-type="string">
            <text:p>Live Activity with HUD</text:p>
          </table:table-cell>
          <table:table-cell table:style-name="ce45"/>
          <table:table-cell table:number-columns-repeated="1015"/>
        </table:table-row>
        <table:table-row table:style-name="ro1">
          <table:table-cell table:style-name="ce43" office:value-type="string" calcext:value-type="string">
            <text:p>Report UI</text:p>
          </table:table-cell>
          <table:table-cell table:style-name="ce45" office:value-type="string" calcext:value-type="string">
            <text:p>Handshake Benchmark</text:p>
          </table:table-cell>
          <table:table-cell table:style-name="ce45" office:value-type="string" calcext:value-type="string">
            <text:p>/report/[certId]</text:p>
          </table:table-cell>
          <table:table-cell table:style-name="ce45" office:value-type="string" calcext:value-type="string">
            <text:p>Page</text:p>
          </table:table-cell>
          <table:table-cell table:style-name="ce45" office:value-type="string" calcext:value-type="string">
            <office:annotation draw:style-name="gr6" draw:text-style-name="P2" svg:width="538.27pt" svg:height="78.75pt" svg:x="572.43pt" svg:y="142.5pt" draw:caption-point-x="-11.54pt" draw:caption-point-y="-29.74pt">
              <dc:date>2026-02-28T00:00:00</dc:date>
              <text:p text:style-name="P1">Open src/app/report/[id]/page.tsx: Add a specific "February 23rd Permission Split Warning" component that appears if Discord is the target platform.</text:p>
              <text:p text:style-name="P1"/>
              <text:p text:style-name="P1"/>
            </office:annotation>
            <text:p>src/app/report/[id]/page.tsx</text:p>
          </table:table-cell>
          <table:table-cell table:style-name="ce45" office:value-type="string" calcext:value-type="string">
            <text:p>Edit See Note</text:p>
          </table:table-cell>
          <table:table-cell table:style-name="ce45" office:value-type="string" calcext:value-type="string">
            <text:p>Build.reportStatus</text:p>
          </table:table-cell>
          <table:table-cell table:style-name="ce45" office:value-type="string" calcext:value-type="string">
            <text:p>Permission alert warnings</text:p>
          </table:table-cell>
          <table:table-cell table:style-name="ce45"/>
          <table:table-cell table:number-columns-repeated="1015"/>
        </table:table-row>
        <table:table-row table:style-name="ro1">
          <table:table-cell table:style-name="ce43" office:value-type="string" calcext:value-type="string">
            <text:p>Issuance</text:p>
          </table:table-cell>
          <table:table-cell table:style-name="ce45" office:value-type="string" calcext:value-type="string">
            <text:p>Social SDK Lock</text:p>
          </table:table-cell>
          <table:table-cell table:style-name="ce45" office:value-type="string" calcext:value-type="string">
            <text:p>/api/admin/set-live</text:p>
          </table:table-cell>
          <table:table-cell table:style-name="ce45" office:value-type="string" calcext:value-type="string">
            <text:p>API</text:p>
          </table:table-cell>
          <table:table-cell table:style-name="ce45" office:value-type="string" calcext:value-type="string">
            <text:p>src/app/api/admin/set-live/route.ts</text:p>
          </table:table-cell>
          <table:table-cell table:style-name="ce45" office:value-type="string" calcext:value-type="string">
            <text:p>None</text:p>
          </table:table-cell>
          <table:table-cell table:style-name="ce45" office:value-type="string" calcext:value-type="string">
            <text:p>Build.certifiedAt</text:p>
          </table:table-cell>
          <table:table-cell table:style-name="ce45" office:value-type="string" calcext:value-type="string">
            <office:annotation draw:style-name="gr7" draw:text-style-name="P2" svg:width="280.6pt" svg:height="40.48pt" svg:x="1040.54pt" svg:y="165pt" draw:caption-point-x="-11.54pt" draw:caption-point-y="-29.74pt">
              <dc:date>2026-02-28T00:00:00</dc:date>
              <text:p text:style-name="P1">Update Admin Panel: Ensure the WGL-CERT-DISC ID generation is tied to a successful scan of the Social SDK 1.8 bridge.</text:p>
            </office:annotation>
            <text:p>WGL-CERT-DISC-XXXX</text:p>
          </table:table-cell>
          <table:table-cell table:style-name="ce45"/>
          <table:table-cell table:number-columns-repeated="1015"/>
        </table:table-row>
        <table:table-row table:style-name="ro1">
          <table:table-cell table:style-name="ce2" office:value-type="string" calcext:value-type="string">
            <text:p>Handshake Recovery (Discord 2026 Granular)</text:p>
          </table:table-cell>
          <table:table-cell table:style-name="ce45" table:number-columns-repeated="4"/>
          <table:table-cell table:style-name="ce3" office:value-type="string" calcext:value-type="string">
            <office:annotation draw:style-name="gr8" draw:text-style-name="P2" svg:width="400.03pt" svg:height="348.72pt" svg:x="780.8pt" svg:y="187.51pt" draw:caption-point-x="-11.54pt" draw:caption-point-y="-29.74pt">
              <dc:date>2026-02-28T00:00:00</dc:date>
              <text:p text:style-name="P1">(function() {</text:p>
              <text:p text:style-name="P1"><text:s text:c="4"/>window.DISCORD_READY = false;</text:p>
              <text:p text:style-name="P1"><text:s text:c="4"/>const discordSdk = new DiscordSDK(YOUR_CLIENT_ID);</text:p>
              <text:p text:style-name="P1"/>
              <text:p text:style-name="P1"><text:s text:c="4"/>async function setup() {</text:p>
              <text:p text:style-name="P1"><text:s text:c="8"/>// Raise timeout from standard 4s to 15s to handle proxy jitter</text:p>
              <text:p text:style-name="P1"><text:s text:c="8"/>const timeout = setTimeout(() =&gt; {</text:p>
              <text:p text:style-name="P1"><text:s text:c="12"/>console.error("HTML5STUDIO: Discord Handshake Timeout - Recovering...");</text:p>
              <text:p text:style-name="P1"><text:s text:c="12"/>location.reload(); </text:p>
              <text:p text:style-name="P1"><text:s text:c="8"/>}, 15000);</text:p>
              <text:p text:style-name="P1"/>
              <text:p text:style-name="P1"><text:s text:c="8"/>await discordSdk.ready();</text:p>
              <text:p text:style-name="P1"><text:s text:c="8"/>clearTimeout(timeout);</text:p>
              <text:p text:style-name="P1"><text:s text:c="8"/></text:p>
              <text:p text:style-name="P1"><text:s text:c="8"/>window.DISCORD_READY = true;</text:p>
              <text:p text:style-name="P1"><text:s text:c="8"/>console.log("HTML5STUDIO: Discord Social SDK 1.8 Active.");</text:p>
              <text:p text:style-name="P1"><text:s text:c="4"/>}</text:p>
              <text:p text:style-name="P1"><text:s text:c="4"/>setup();</text:p>
              <text:p text:style-name="P1">})();</text:p>
              <text:p text:style-name="P1"/>
              <text:p text:style-name="P1"/>
            </office:annotation>
            <text:p>src/lib/scripts/discord-init-2026.js</text:p>
          </table:table-cell>
          <table:table-cell table:style-name="ce45"/>
          <table:table-cell table:style-name="ce18" office:value-type="string" calcext:value-type="string">
            <text:p>Solves the 2026 "Handshake Reload" bug where Unity loses context on a browser refresh.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44" office:value-type="string" calcext:value-type="string">
            <text:p>Discord Commerce Bridge (JSLIB)</text:p>
          </table:table-cell>
          <table:table-cell table:style-name="ce45" table:number-columns-repeated="4"/>
          <table:table-cell table:style-name="ce3" office:value-type="string" calcext:value-type="string">
            <office:annotation draw:style-name="gr9" draw:text-style-name="P2" svg:width="400.03pt" svg:height="184.51pt" svg:x="780.8pt" svg:y="209.99pt" draw:caption-point-x="-11.54pt" draw:caption-point-y="-29.71pt">
              <dc:date>2026-02-28T00:00:00</dc:date>
              <text:p text:style-name="P1">mergeInto(LibraryManager.library, {</text:p>
              <text:p text:style-name="P1"><text:s text:c="4"/>OpenDiscordPurchase: function (skuId) {</text:p>
              <text:p text:style-name="P1"><text:s text:c="8"/>var sku = UTF8ToString(skuId);</text:p>
              <text:p text:style-name="P1"><text:s text:c="8"/>// Social SDK 1.6+ Native Commerce Handshake</text:p>
              <text:p text:style-name="P1"><text:s text:c="8"/>discordSdk.commands.openPurchaseModal({ sku_id: sku })</text:p>
              <text:p text:style-name="P1"><text:s text:c="12"/>.then(() =&gt; SendMessage('StoreManager', 'OnPurchaseSuccess'))</text:p>
              <text:p text:style-name="P1"><text:s text:c="12"/>.catch((err) =&gt; console.error("HTML5STUDIO: Discord SKU Error", err));</text:p>
              <text:p text:style-name="P1"><text:s text:c="4"/>}</text:p>
              <text:p text:style-name="P1">});</text:p>
              <text:p text:style-name="P1"/>
              <text:p text:style-name="P1"/>
            </office:annotation>
            <text:p>Assets/Plugins/WebGL/DiscordCommerce.jslib</text:p>
          </table:table-cell>
          <table:table-cell table:style-name="ce45"/>
          <table:table-cell table:style-name="ce18" office:value-type="string" calcext:value-type="string">
            <text:p>Enables native in-chat gifting and SKUs—the key to the $1,250 Producer Tier.</text:p>
          </table:table-cell>
          <table:table-cell table:style-name="ce11"/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cord Compliance Checklist" table:style-name="ta8">
        <table:table-column table:style-name="co41" table:number-columns-repeated="2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1" table:number-columns-repeated="2" table:default-cell-style-name="Default"/>
        <table:table-column table:style-name="co9" table:number-columns-repeated="1015" table:default-cell-style-name="Default"/>
        <table:table-row table:style-name="ro1">
          <table:table-cell table:style-name="ce46" office:value-type="string" calcext:value-type="string">
            <text:p>CATEGORY</text:p>
          </table:table-cell>
          <table:table-cell table:style-name="ce46" office:value-type="string" calcext:value-type="string">
            <text:p>CHECK CODE</text:p>
          </table:table-cell>
          <table:table-cell table:style-name="ce46" office:value-type="string" calcext:value-type="string">
            <text:p>SEVERITY</text:p>
          </table:table-cell>
          <table:table-cell table:style-name="ce46" office:value-type="string" calcext:value-type="string">
            <text:p>FAILS WHEN</text:p>
          </table:table-cell>
          <table:table-cell table:style-name="ce46" office:value-type="string" calcext:value-type="string">
            <text:p>DETECTION METHOD</text:p>
          </table:table-cell>
          <table:table-cell table:style-name="ce46" office:value-type="string" calcext:value-type="string">
            <text:p>BLOCKING?</text:p>
          </table:table-cell>
          <table:table-cell table:style-name="ce46" office:value-type="string" calcext:value-type="string">
            <text:p>FIX GUIDANCE</text:p>
          </table:table-cell>
          <table:table-cell table:style-name="ce46" office:value-type="string" calcext:value-type="string">
            <text:p>Column 1</text:p>
          </table:table-cell>
          <table:table-cell table:style-name="ce46" office:value-type="string" calcext:value-type="string">
            <text:p>Column 2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45" office:value-type="string" calcext:value-type="string">
            <text:p>Permissions</text:p>
          </table:table-cell>
          <table:table-cell table:style-name="ce45" office:value-type="string" calcext:value-type="string">
            <text:p>DISC_SCOPE_SPLIT</text:p>
          </table:table-cell>
          <table:table-cell table:style-name="ce45" office:value-type="string" calcext:value-type="string">
            <text:p>FAIL</text:p>
          </table:table-cell>
          <table:table-cell table:style-name="ce45" office:value-type="string" calcext:value-type="string">
            <text:p>Broad scopes detected</text:p>
          </table:table-cell>
          <table:table-cell table:style-name="ce45" office:value-type="string" calcext:value-type="string">
            <text:p>Search discordSdk.commands.authorize for MANAGE_GUILD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Refactor to specific granular scopes (e.g., GUILD_EXPRESSIONS).</text:p>
          </table:table-cell>
          <table:table-cell table:style-name="ce45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45" office:value-type="string" calcext:value-type="string">
            <text:p>SDK Integrity</text:p>
          </table:table-cell>
          <table:table-cell table:style-name="ce45" office:value-type="string" calcext:value-type="string">
            <text:p>DISC_SDK_OUTDATED</text:p>
          </table:table-cell>
          <table:table-cell table:style-name="ce45" office:value-type="string" calcext:value-type="string">
            <text:p>FAIL</text:p>
          </table:table-cell>
          <table:table-cell table:style-name="ce45" office:value-type="string" calcext:value-type="string">
            <text:p>SDK version &lt; 1.6</text:p>
          </table:table-cell>
          <table:table-cell table:style-name="ce45" office:value-type="string" calcext:value-type="string">
            <text:p>Search index.html for @discord/embedded-app-sdk v1.x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Upgrade to Social SDK 1.8 for commerce stability.</text:p>
          </table:table-cell>
          <table:table-cell table:style-name="ce45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45" office:value-type="string" calcext:value-type="string">
            <text:p>Handshake</text:p>
          </table:table-cell>
          <table:table-cell table:style-name="ce45" office:value-type="string" calcext:value-type="string">
            <text:p>DISC_RELOAD_BUG</text:p>
          </table:table-cell>
          <table:table-cell table:style-name="ce45" office:value-type="string" calcext:value-type="string">
            <text:p>FAIL</text:p>
          </table:table-cell>
          <table:table-cell table:style-name="ce45" office:value-type="string" calcext:value-type="string">
            <text:p>No session persistence</text:p>
          </table:table-cell>
          <table:table-cell table:style-name="ce45" office:value-type="string" calcext:value-type="string">
            <text:p>Scan for discordSdk.ready() without R2/localStorage fallback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Inject "Handshake Recovery" script to handle reloads.</text:p>
          </table:table-cell>
          <table:table-cell table:style-name="ce45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45" office:value-type="string" calcext:value-type="string">
            <text:p>Monetization</text:p>
          </table:table-cell>
          <table:table-cell table:style-name="ce45" office:value-type="string" calcext:value-type="string">
            <text:p>DISC_SKU_MISSING</text:p>
          </table:table-cell>
          <table:table-cell table:style-name="ce45" office:value-type="string" calcext:value-type="string">
            <text:p>WARN</text:p>
          </table:table-cell>
          <table:table-cell table:style-name="ce45" office:value-type="string" calcext:value-type="string">
            <text:p>No Commerce Bridge</text:p>
          </table:table-cell>
          <table:table-cell table:style-name="ce45" office:value-type="string" calcext:value-type="string">
            <text:p>Scan Assets/Plugins for DiscordCommerce.jslib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Required for Producer Level. Inject 1.6 Commerce Bridge.</text:p>
          </table:table-cell>
          <table:table-cell table:style-name="ce45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47" office:value-type="string" calcext:value-type="string">
            <text:p>Mobile UX</text:p>
          </table:table-cell>
          <table:table-cell table:style-name="ce47" office:value-type="string" calcext:value-type="string">
            <text:p>DISC_SAFE_AREA</text:p>
          </table:table-cell>
          <table:table-cell table:style-name="ce47" office:value-type="string" calcext:value-type="string">
            <text:p>WARN</text:p>
          </table:table-cell>
          <table:table-cell table:style-name="ce47" office:value-type="string" calcext:value-type="string">
            <text:p>Fixed canvas sizing</text:p>
          </table:table-cell>
          <table:table-cell table:style-name="ce47" office:value-type="string" calcext:value-type="string">
            <text:p>CSS scan for 100vh without env(safe-area-inset)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Discord mobile app will cut off the bottom UI.</text:p>
          </table:table-cell>
          <table:table-cell table:style-name="ce47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11" table:number-columns-repeated="10"/>
          <table:table-cell table:number-columns-repeated="1014"/>
        </table:table-row>
        <table:table-row table:style-name="ro1" table:number-rows-repeated="15">
          <table:table-cell table:style-name="ce11" table:number-columns-repeated="10"/>
          <table:table-cell table:number-columns-repeated="1014"/>
        </table:table-row>
        <table:table-row table:style-name="ro1">
          <table:table-cell table:style-name="ce48" table:number-columns-repeated="9"/>
          <table:table-cell table:style-name="ce11"/>
          <table:table-cell table:number-columns-repeated="1014"/>
        </table:table-row>
        <table:table-row table:style-name="ro1" table:number-rows-repeated="977">
          <table:table-cell table:style-name="ce45" table:number-columns-repeated="9"/>
          <table:table-cell table:style-name="ce11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cord SDK Code Intelligence Integration" table:style-name="ta9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number-columns-repeated="1020" table:default-cell-style-name="Default"/>
        <table:table-row table:style-name="ro1">
          <table:table-cell table:style-name="ce42" office:value-type="string" calcext:value-type="string">
            <text:p>Technical Task</text:p>
          </table:table-cell>
          <table:table-cell table:style-name="ce42" office:value-type="string" calcext:value-type="string">
            <text:p>Code Snippet / File</text:p>
          </table:table-cell>
          <table:table-cell table:style-name="ce42" office:value-type="string" calcext:value-type="string">
            <text:p>Purpose</text:p>
          </table:table-cell>
          <table:table-cell table:style-name="ce42" office:value-type="string" calcext:value-type="string">
            <text:p>Notes</text:p>
          </table:table-cell>
          <table:table-cell table:style-name="ce42" office:value-type="string" calcext:value-type="string">
            <text:p>Column 2</text:p>
          </table:table-cell>
          <table:table-cell table:style-name="ce42" office:value-type="string" calcext:value-type="string">
            <text:p>Column 3</text:p>
          </table:table-cell>
          <table:table-cell table:style-name="ce42" office:value-type="string" calcext:value-type="string">
            <text:p>Column 4</text:p>
          </table:table-cell>
          <table:table-cell table:number-columns-repeated="1017"/>
        </table:table-row>
        <table:table-row table:style-name="ro1">
          <table:table-cell table:style-name="ce45" office:value-type="string" calcext:value-type="string">
            <text:p>Env Detection</text:p>
          </table:table-cell>
          <table:table-cell table:style-name="ce45" office:value-type="string" calcext:value-type="string">
            <text:p>discordSdk.instanceId</text:p>
          </table:table-cell>
          <table:table-cell table:style-name="ce45" office:value-type="string" calcext:value-type="string">
            <office:annotation draw:style-name="gr10" draw:text-style-name="P2" svg:width="395.91pt" svg:height="242.99pt" svg:x="784.23pt" svg:y="52.5pt" draw:caption-point-x="-11.54pt" draw:caption-point-y="-29.74pt">
              <dc:date>2026-02-28T00:00:00</dc:date>
              <text:p text:style-name="P1">import { DiscordSDK } from "@discord/embedded-app-sdk";</text:p>
              <text:p text:style-name="P1"/>
              <text:p text:style-name="P1">// HTML5 STUDIO Intelligence: Replace with your Client ID from Step 1</text:p>
              <text:p text:style-name="P1">const discordSdk = new DiscordSDK("YOUR_CLIENT_ID");</text:p>
              <text:p text:style-name="P1"/>
              <text:p text:style-name="P1">async function setupDiscordSdk() {</text:p>
              <text:p text:style-name="P1"><text:s text:c="4"/>await discordSdk.ready();</text:p>
              <text:p text:style-name="P1"><text:s text:c="4"/>console.log("HTML5 STUDIO: Discord Handshake Success");</text:p>
              <text:p text:style-name="P1">}</text:p>
              <text:p text:style-name="P1"/>
            </office:annotation>
            <text:p>Identifies if the build is in a DM, Group, or Server.</text:p>
          </table:table-cell>
          <table:table-cell table:style-name="ce45" office:value-type="string" calcext:value-type="string">
            <office:annotation draw:style-name="gr11" draw:text-style-name="P2" svg:width="280.6pt" svg:height="62.99pt" svg:x="969.68pt" svg:y="52.5pt" draw:caption-point-x="-11.54pt" draw:caption-point-y="-29.74pt">
              <dc:date>2026-02-28T00:00:00</dc:date>
              <text:p text:style-name="P1">Initializing the Handshake</text:p>
              <text:p text:style-name="P1">The ready() method is the first "nugget" of our integration. It confirms the game is running inside a valid Discord environment.</text:p>
            </office:annotation>
            <text:p>Initializing the Handshake</text:p>
          </table:table-cell>
          <table:table-cell table:style-name="ce45" table:number-columns-repeated="3"/>
          <table:table-cell table:number-columns-repeated="1017"/>
        </table:table-row>
        <table:table-row table:style-name="ro1">
          <table:table-cell table:style-name="ce45" office:value-type="string" calcext:value-type="string">
            <text:p>UI Handling</text:p>
          </table:table-cell>
          <table:table-cell table:style-name="ce45" office:value-type="string" calcext:value-type="string">
            <text:p>discordSdk.commands.setOrientation</text:p>
          </table:table-cell>
          <table:table-cell table:style-name="ce45" office:value-type="string" calcext:value-type="string">
            <text:p>Fixes mobile layout issues before the game starts.</text:p>
          </table:table-cell>
          <table:table-cell table:style-name="ce45" table:number-columns-repeated="4"/>
          <table:table-cell table:number-columns-repeated="1017"/>
        </table:table-row>
        <table:table-row table:style-name="ro1">
          <table:table-cell table:style-name="ce45" office:value-type="string" calcext:value-type="string">
            <text:p>2026 Patch Hook</text:p>
          </table:table-cell>
          <table:table-cell table:style-name="ce45" office:value-type="string" calcext:value-type="string">
            <office:annotation draw:style-name="gr12" draw:text-style-name="P2" svg:width="623.71pt" svg:height="580.48pt" svg:x="486.28pt" svg:y="97.51pt" draw:caption-point-x="-11.54pt" draw:caption-point-y="-29.74pt">
              <dc:date>2026-02-28T00:00:00</dc:date>
              <text:p text:style-name="P1">async function authenticate() {</text:p>
              <text:p text:style-name="P1"><text:s text:c="4"/>// 1. Request Authorization Code</text:p>
              <text:p text:style-name="P1"><text:s text:c="4"/>const { code } = await discordSdk.commands.authorize({</text:p>
              <text:p text:style-name="P1"><text:s text:c="8"/>client_id: "YOUR_CLIENT_ID",</text:p>
              <text:p text:style-name="P1"><text:s text:c="8"/>response_type: "code",</text:p>
              <text:p text:style-name="P1"><text:s text:c="8"/>state: "",</text:p>
              <text:p text:style-name="P1"><text:s text:c="8"/>prompt: "none",</text:p>
              <text:p text:style-name="P1"><text:s text:c="8"/>// FOUNDATION: These scopes are split in 2026</text:p>
              <text:p text:style-name="P1"><text:s text:c="8"/>scope: ["identify", "guilds", "applications.commands"], </text:p>
              <text:p text:style-name="P1"><text:s text:c="4"/>});</text:p>
              <text:p text:style-name="P1"/>
              <text:p text:style-name="P1"><text:s text:c="4"/>// 2. Exchange Code for Token (via your backend proxy)</text:p>
              <text:p text:style-name="P1"><text:s text:c="4"/>const response = await fetch("/.proxy/api/token", {</text:p>
              <text:p text:style-name="P1"><text:s text:c="8"/>method: "POST",</text:p>
              <text:p text:style-name="P1"><text:s text:c="8"/>headers: { "Content-Type": "application/json" },</text:p>
              <text:p text:style-name="P1"><text:s text:c="8"/>body: JSON.stringify({ code }),</text:p>
              <text:p text:style-name="P1"><text:s text:c="4"/>});</text:p>
              <text:p text:style-name="P1"><text:s text:c="4"/>const { access_token } = await response.json();</text:p>
              <text:p text:style-name="P1"/>
              <text:p text:style-name="P1"><text:s text:c="4"/>// 3. Final Authentication</text:p>
              <text:p text:style-name="P1"><text:s text:c="4"/>const auth = await discordSdk.commands.authenticate({ access_token });</text:p>
              <text:p text:style-name="P1"><text:s text:c="4"/>return auth;</text:p>
              <text:p text:style-name="P1">}</text:p>
              <text:p text:style-name="P1"/>
              <text:p text:style-name="P1"/>
            </office:annotation>
            <text:p>discordSdk.commands.authorize</text:p>
          </table:table-cell>
          <table:table-cell table:style-name="ce45" office:value-type="string" calcext:value-type="string">
            <office:annotation draw:style-name="gr11" draw:text-style-name="P2" svg:width="395.91pt" svg:height="62.99pt" svg:x="784.23pt" svg:y="97.51pt" draw:caption-point-x="-11.54pt" draw:caption-point-y="-29.74pt">
              <dc:date>2026-02-28T00:00:00</dc:date>
              <text:p text:style-name="P1">The 2026 "Auth &amp; Scopes" Foundation</text:p>
              <text:p text:style-name="P1">This is the core area for our Granular Permission Patches. We must exchange the initial code for an access_token to access user data.</text:p>
            </office:annotation>
            <text:p>Where we inject granular scopes to avoid "Permission Denied" errors.</text:p>
          </table:table-cell>
          <table:table-cell table:style-name="ce45" office:value-type="string" calcext:value-type="string">
            <office:annotation draw:style-name="gr13" draw:text-style-name="P2" svg:width="280.6pt" svg:height="152.99pt" svg:x="969.68pt" svg:y="97.51pt" draw:caption-point-x="-11.54pt" draw:caption-point-y="-29.74pt">
              <dc:date>2026-02-28T00:00:00</dc:date>
              <text:p text:style-name="P1">Execution Checklist for the Team</text:p>
              <text:p text:style-name="P1">Verify Client ID: Ensure the ID in setup() matches the Portal.</text:p>
              <text:p text:style-name="P1"/>
              <text:p text:style-name="P1">Handle Rejections: Implement a try/catch block around authorize to catch users who deny permissions—this is where the Diagnostic Overlay will report failures.</text:p>
              <text:p text:style-name="P1"/>
              <text:p text:style-name="P1">Unity JSLIB: Map these JS functions to C# via the DiscordSocial.jslib bridge so the game can trigger the auth flow from a "Start Game" button.</text:p>
            </office:annotation>
            <text:p>Execution Checklist</text:p>
          </table:table-cell>
          <table:table-cell table:style-name="ce45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SDK Installation &amp; Environment Setup</text:p>
          </table:table-cell>
          <table:table-cell table:style-name="ce3" office:value-type="string" calcext:value-type="string">
            <text:p>npm install @discord/embedded-app-sdk</text:p>
          </table:table-cell>
          <table:table-cell table:style-name="ce49" office:value-type="string" calcext:value-type="string">
            <text:p>For HTML5/WebGL builds, the Embedded App SDK handles the handshake between the Discord iframe and the client.</text:p>
          </table:table-cell>
          <table:table-cell table:style-name="ce3" office:value-type="string" calcext:value-type="string">
            <office:annotation draw:style-name="gr14" draw:text-style-name="P2" svg:width="280.6pt" svg:height="265.49pt" svg:x="969.68pt" svg:y="119.99pt" draw:caption-point-x="-11.54pt" draw:caption-point-y="-29.71pt">
              <dc:date>2026-02-28T00:00:00</dc:date>
              <text:p text:style-name="P1">HTML5 STUDIO: Discord Social SDK Integration Guide</text:p>
              <text:p text:style-name="P1">Step 1: Developer Portal Configuration</text:p>
              <text:p text:style-name="P1">Before writing code, the application must be registered as a "Social SDK" enabled project.</text:p>
              <text:p text:style-name="P1"/>
              <text:p text:style-name="P1">Create App: Navigate to the Discord Developer Portal and create a New Application.</text:p>
              <text:p text:style-name="P1"/>
              <text:p text:style-name="P1">Enable Social SDK: In the left sidebar, go to the Discord Social SDK section and click Getting Started. Submit the form to activate social features.</text:p>
              <text:p text:style-name="P1"/>
              <text:p text:style-name="P1">OAuth2 Redirects: Under the OAuth2 tab, add http://127.0.0.1/callback to the Redirects list.</text:p>
              <text:p text:style-name="P1"/>
              <text:p text:style-name="P1">Public Client: Enable the Public Client toggle. This allows the WebGL build to authenticate directly from the user's browser without a complex proxy backend during initial deployment.</text:p>
            </office:annotation>
            <text:p>SDK Gui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rect Script Ingress</text:p>
          </table:table-cell>
          <table:table-cell table:style-name="ce3" office:value-type="string" calcext:value-type="string">
            <text:p>&lt;script src="https://unpkg.com/@discord/embedded-app-sdk"&gt;&lt;/script&gt;</text:p>
          </table:table-cell>
          <table:table-cell table:style-name="ce3"/>
          <table:table-cell table:style-name="ce3" office:value-type="string" calcext:value-type="string">
            <text:p>Add the following to your index.html head:</text:p>
          </table:table-cell>
          <table:table-cell table:number-columns-repeated="1020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0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Compliance_Checklist" table:target-range-address="'Discord Compliance Checklist'.A1:'Discord Compliance Checklist'.I1000"/>
        <table:database-range table:name="Compliance_Factors" table:target-range-address="'Meta Compliance Factors'.A1:'Meta Compliance Factors'.H7"/>
        <table:database-range table:name="Discord_SDK" table:target-range-address="'Discord SDK Code Intelligence Integration'.A1:'Discord SDK Code Intelligence Integration'.G1000"/>
        <table:database-range table:name="Meta_Services" table:target-range-address="'Meta Integration for Code Intelligence'.A1:'Meta Integration for Code Intelligence'.I9"/>
        <table:database-range table:name="Multi_Platform_Compliance_Checklist" table:target-range-address="'Multi-Platform Compliance Checklist'.A1:'Multi-Platform Compliance Checklist'.G1000"/>
        <table:database-range table:name="Permission_Rescue" table:target-range-address="'Discord Integration Map'.A1:'Discord Integration Map'.I9"/>
        <table:database-range table:name="Table1_2" table:target-range-address="'Integration for Code Intelligence'.A1:'Integration for Code Intelligence'.I9"/>
        <table:database-range table:name="Total_Compliance_Industry" table:target-range-address="'Total Compliance Industry'.A1:'Total Compliance Industry'.H1000"/>
        <table:database-range table:name="YTL_Handshake" table:target-range-address="'Universal Handshake'.A1:'Universal Handshake'.I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oogle Sans Text" svg:font-family="'Google Sans Text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20_Integration_20_for_20_Code_20_Intelligence" style:display-name="PageStyle_Meta Integration for Code Intellig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_20_Compliance_20_Factors" style:display-name="PageStyle_Meta Compliance Fac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gration_20_for_20_Code_20_Intelligence" style:display-name="PageStyle_Integration for Code Intellig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20_Compliance_20_Industry" style:display-name="PageStyle_Total Compliance Indust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-Platform_20_Compliance_20_Checklist" style:display-name="PageStyle_Multi-Platform Compliance 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versal_20_Handshake" style:display-name="PageStyle_Universal Handshak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cord_20_Integration_20_Map" style:display-name="PageStyle_Discord Integration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cord_20_Compliance_20_Checklist" style:display-name="PageStyle_Discord Compliance 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cord_20_SDK_20_Code_20_Intelligence_20_Integration" style:display-name="PageStyle_Discord SDK Code Intelligence Integ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376" meta:object-count="0"/>
    <meta:generator>LibreOfficeDev/6.0.5.2$Linux_X86_64 LibreOffice_project/</meta:generator>
  </office:meta>
</office:document-meta>
</file>